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Amiri Quran" svg:font-family="'Amiri Qur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e5f" officeooo:paragraph-rsid="000c7e5f"/>
    </style:style>
    <style:style style:name="P2" style:family="paragraph" style:parent-style-name="Standard">
      <style:paragraph-properties fo:text-align="center" style:justify-single-word="false"/>
      <style:text-properties officeooo:rsid="000c7e5f" officeooo:paragraph-rsid="000c7e5f"/>
    </style:style>
    <style:style style:name="P3" style:family="paragraph" style:parent-style-name="Standard">
      <style:paragraph-properties fo:text-align="start" style:justify-single-word="false"/>
      <style:text-properties officeooo:rsid="000c7e5f" officeooo:paragraph-rsid="000c7e5f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c7e5f" officeooo:paragraph-rsid="000c7e5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c7e5f"/>
    </style:style>
    <style:style style:name="P6" style:family="paragraph" style:parent-style-name="Standard">
      <style:paragraph-properties fo:text-align="justify" style:justify-single-word="false"/>
      <style:text-properties style:font-name="DejaVu Sans Condensed" fo:font-size="11pt" fo:font-weight="bold" officeooo:rsid="000c7e5f" officeooo:paragraph-rsid="000c7e5f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Condensed" fo:font-size="11pt" fo:font-weight="bold" officeooo:paragraph-rsid="000c7e5f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Condensed" fo:font-size="11pt" fo:font-weight="bold" officeooo:paragraph-rsid="000ce36a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Condensed" fo:font-size="11pt" fo:font-weight="bold" officeooo:paragraph-rsid="000df2c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Condensed" fo:font-size="11pt" fo:font-weight="bold" officeooo:paragraph-rsid="000f58e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 Condensed" fo:font-size="11pt" fo:font-weight="bold" officeooo:rsid="000ce36a" officeooo:paragraph-rsid="000ce36a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ans Condensed" fo:font-size="11pt" fo:font-weight="bold" officeooo:rsid="000de0e2" officeooo:paragraph-rsid="000de0e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Sans Condensed" fo:font-size="11pt" fo:font-weight="bold" officeooo:rsid="000f58e8" officeooo:paragraph-rsid="000f58e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1pt" officeooo:paragraph-rsid="000c7e5f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1pt" officeooo:rsid="000c7e5f" officeooo:paragraph-rsid="000c7e5f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DejaVu Sans Condensed" fo:font-size="11pt" officeooo:rsid="000c7e5f" officeooo:paragraph-rsid="000c7e5f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DejaVu Sans Condensed" fo:font-size="11pt" officeooo:paragraph-rsid="000c7e5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DejaVu Sans Condensed" fo:font-size="11pt" officeooo:paragraph-rsid="000ce36a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DejaVu Sans Condensed" fo:font-size="11pt" officeooo:paragraph-rsid="000df2c5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DejaVu Sans Condensed" fo:font-size="11pt" officeooo:paragraph-rsid="000f58e8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DejaVu Sans Condensed" fo:font-size="11pt" officeooo:paragraph-rsid="0011351f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DejaVu Sans Condensed" fo:font-size="11pt" officeooo:rsid="000ce36a" officeooo:paragraph-rsid="000ce36a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DejaVu Sans Condensed" fo:font-size="11pt" officeooo:rsid="000de0e2" officeooo:paragraph-rsid="000de0e2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DejaVu Sans Condensed" fo:font-size="11pt" officeooo:rsid="000df2c5" officeooo:paragraph-rsid="000df2c5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DejaVu Sans Condensed" fo:font-size="11pt" fo:font-weight="normal" officeooo:rsid="000de0e2" officeooo:paragraph-rsid="000de0e2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jaVu Sans Condensed" officeooo:rsid="000c7e5f" officeooo:paragraph-rsid="000c7e5f"/>
    </style:style>
    <style:style style:name="P27" style:family="paragraph" style:parent-style-name="Standard">
      <style:paragraph-properties fo:text-align="justify" style:justify-single-word="false"/>
      <style:text-properties style:font-name="DejaVu Sans Condensed" officeooo:paragraph-rsid="000c7e5f"/>
    </style:style>
    <style:style style:name="P28" style:family="paragraph" style:parent-style-name="Standard">
      <style:paragraph-properties fo:text-align="justify" style:justify-single-word="false"/>
      <style:text-properties style:font-name="DejaVu Sans Condensed" officeooo:paragraph-rsid="000ce36a"/>
    </style:style>
    <style:style style:name="P29" style:family="paragraph" style:parent-style-name="Standard">
      <style:paragraph-properties fo:text-align="justify" style:justify-single-word="false"/>
      <style:text-properties style:font-name="DejaVu Sans Condensed" fo:font-size="13pt" fo:font-weight="bold" officeooo:paragraph-rsid="000c7e5f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Sans Condensed" fo:font-size="13pt" fo:font-weight="bold" officeooo:rsid="000c7e5f" officeooo:paragraph-rsid="000c7e5f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ans Condensed" fo:font-size="15pt" fo:font-weight="bold" officeooo:rsid="000c7e5f" officeooo:paragraph-rsid="000c7e5f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Sans Condensed" fo:font-size="15pt" fo:font-weight="bold" officeooo:rsid="000c7e5f" officeooo:paragraph-rsid="000c7e5f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paragraph-rsid="000c7e5f"/>
    </style:style>
    <style:style style:name="P34" style:family="paragraph" style:parent-style-name="Standard">
      <style:paragraph-properties fo:text-align="justify" style:justify-single-word="false"/>
      <style:text-properties officeooo:paragraph-rsid="000ce36a"/>
    </style:style>
    <style:style style:name="T1" style:family="text">
      <style:text-properties style:text-outline="false" style:text-line-through-style="none" style:text-line-through-type="none" style:font-name="Liberation Sans1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ohit Devanagari1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0c7e5f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0ce36a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11351f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14207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0de0e2" style:font-style-asian="normal" style:font-weight-asian="normal" style:font-weight-complex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bold" officeooo:rsid="000c7e5f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bold" officeooo:rsid="000ce36a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bold" officeooo:rsid="000df2c5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bold" officeooo:rsid="000f58e8" style:font-style-asian="normal" style:font-weight-asian="bold" style:font-weight-complex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officeooo:rsid="000ce36a" style:font-style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officeooo:rsid="000f58e8" style:font-style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officeooo:rsid="0011351f" style:font-style-asian="normal" style:text-emphasize="none"/>
    </style:style>
    <style:style style:name="T18" style:family="text">
      <style:text-properties style:text-outline="false" style:text-line-through-style="none" style:text-line-through-type="none" style:font-name="DejaVu Sans Condensed" fo:font-size="11pt" fo:font-style="normal" fo:text-shadow="none" style:text-underline-style="none" fo:font-weight="normal" officeooo:rsid="000c7e5f" style:font-size-asian="11pt" style:font-style-asian="normal" style:font-weight-asian="normal" style:font-size-complex="11pt" style:text-emphasize="none"/>
    </style:style>
    <style:style style:name="T19" style:family="text">
      <style:text-properties style:text-outline="false" style:text-line-through-style="none" style:text-line-through-type="none" style:font-name="DejaVu Sans Condensed" fo:font-size="11pt" fo:font-style="normal" fo:text-shadow="none" style:text-underline-style="none" fo:font-weight="normal" officeooo:rsid="0011351f" style:font-size-asian="11pt" style:font-style-asian="normal" style:font-weight-asian="normal" style:font-size-complex="11pt" style:text-emphasize="none"/>
    </style:style>
    <style:style style:name="T20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1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0c7e5f" style:font-size-asian="11pt" style:font-style-asian="normal" style:font-weight-asian="normal" style:font-size-complex="11pt" style:text-emphasize="none"/>
    </style:style>
    <style:style style:name="T22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11351f" style:font-size-asian="11pt" style:font-style-asian="normal" style:font-weight-asian="normal" style:font-size-complex="11pt" style:text-emphasize="none"/>
    </style:style>
    <style:style style:name="T23" style:family="text">
      <style:text-properties style:text-outline="false" style:text-line-through-style="none" style:text-line-through-type="none" fo:font-size="11pt" fo:font-style="normal" fo:text-shadow="none" style:text-underline-style="none" fo:font-weight="bold" officeooo:rsid="000c7e5f" style:font-size-asian="11pt" style:font-style-asian="normal" style:font-weight-asian="bold" style:font-size-complex="11pt" style:font-weight-complex="bold" style:text-emphasize="none"/>
    </style:style>
    <style:style style:name="T24" style:family="text">
      <style:text-properties style:text-outline="false" style:text-line-through-style="none" style:text-line-through-type="none" fo:font-size="8.5pt" fo:font-style="normal" fo:text-shadow="none" style:text-underline-style="none" fo:font-weight="normal" style:font-size-asian="8.5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ize="8.5pt" fo:font-style="normal" fo:text-shadow="none" style:text-underline-style="none" fo:font-weight="normal" officeooo:rsid="000ce36a" style:font-size-asian="8.5pt" style:font-style-asian="normal" style:font-weight-asian="normal" style:text-emphasize="none"/>
    </style:style>
    <style:style style:name="T26" style:family="text">
      <style:text-properties fo:font-weight="bold" officeooo:rsid="000c7e5f" style:font-weight-asian="bold" style:font-weight-complex="bold"/>
    </style:style>
    <style:style style:name="T27" style:family="text">
      <style:text-properties fo:font-weight="normal" officeooo:rsid="0011351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Libro de códigos – Experimento fake news y covid-19</text:p>
      <text:p text:style-name="P31"/>
      <text:p text:style-name="P32"/>
      <text:p text:style-name="P6">Age: <text:span text:style-name="T27">rango etáreo. 1 = Entre 19 a 29; 2 = 30 a 40 años; 3= 41 – 65 años; 4 = +65años</text:span></text:p>
      <text:p text:style-name="P17"><text:span text:style-name="T26">NivEco: “</text:span><text:span text:style-name="T3">Antes de que comenzara la pandemia ¿Cuánto es el ingreso promedio en su hogar?”</text:span></text:p>
      <text:p text:style-name="P17"><text:span text:style-name="T3"/></text:p>
      <text:p text:style-name="P17"><text:span text:style-name="T3"><text:tab/></text:span><text:span text:style-name="T6">1= $224.000 o menos líquido</text:span></text:p>
      <text:p text:style-name="P17"><text:span text:style-name="T6"><text:tab/>2= Entre $224.001 a $448.000 líquido</text:span></text:p>
      <text:p text:style-name="P21"><text:span text:style-name="T6"><text:tab/>3= </text:span><text:span text:style-name="T3">Entre $448.001 y $1.000.000 líquido</text:span></text:p>
      <text:p text:style-name="P21"><text:span text:style-name="T6"><text:tab/>4= </text:span><text:span text:style-name="T3">Entre $1.000.001 a $3.000.000 líquido</text:span></text:p>
      <text:p text:style-name="P21"><text:span text:style-name="T6"><text:tab/>5= </text:span><text:span text:style-name="T3">Más de $3.000.000 líquido</text:span></text:p>
      <text:p text:style-name="P21"><text:span text:style-name="T19"/></text:p>
      <text:p text:style-name="P16"><text:span text:style-name="T9">Genre</text:span><text:span text:style-name="T3">: “Cuál es su género? <text:s/></text:span><text:span text:style-name="T6">1= Masculino; 2 = femenino; 3= “otro”</text:span></text:p>
      <text:p text:style-name="P16"><text:span text:style-name="T9">Genre_3TEXT:</text:span><text:span text:style-name="T3"> “¿Cuál es su género? -otro – texto </text:span><text:span text:style-name="T6">(descripción de cuál es su género)</text:span></text:p>
      <text:p text:style-name="P16"><text:span text:style-name="T9">Educ:</text:span><text:span text:style-name="T3"> Nivel educacional</text:span></text:p>
      <text:p text:style-name="P16"><text:span text:style-name="T3"/></text:p>
      <text:p text:style-name="P17"><text:span text:style-name="T4"><text:tab/></text:span><text:span text:style-name="T6">1= No tengo estudios terminados</text:span></text:p>
      <text:p text:style-name="P17"><text:span text:style-name="T6"><text:tab/>2= Básica completa</text:span></text:p>
      <text:p text:style-name="P17"><text:span text:style-name="T6"><text:tab/>3= Media completa</text:span></text:p>
      <text:p text:style-name="P17"><text:span text:style-name="T6"><text:tab/>4= Educación superior Universitaria/Técnica completa</text:span></text:p>
      <text:p text:style-name="P17"><text:span text:style-name="T6"><text:tab/>5= Postgrados completos</text:span></text:p>
      <text:p text:style-name="P16"><text:span text:style-name="T3"/></text:p>
      <text:p text:style-name="P30"><text:span text:style-name="T14">Escala de pertenencia a cámaras de eco:</text:span></text:p>
      <text:p text:style-name="P17"><text:span text:style-name="T10"/></text:p>
      <text:p text:style-name="P24"><text:span text:style-name="T10">I</text:span><text:span text:style-name="T9">dentificación social:</text:span></text:p>
      <text:p text:style-name="P17"><text:span text:style-name="T10"/></text:p>
      <text:p text:style-name="P17"><text:span text:style-name="T10">Homo_1</text:span><text:span text:style-name="T4">: “</text:span><text:span text:style-name="T3">continuación señala qué tan representado se siente con las siguientes frases: - "En redes sociales pertenezco a una comunidad o comunidades que son parte importante de mi identidad"</text:span></text:p>
      <text:p text:style-name="P19"><text:span text:style-name="T10"/></text:p>
      <text:p text:style-name="P19"><text:span text:style-name="T10">H</text:span><text:span text:style-name="T12">omofilia:</text:span></text:p>
      <text:p text:style-name="P19"><text:span text:style-name="T12"/></text:p>
      <text:p text:style-name="P19"><text:span text:style-name="T10">Homo_2:</text:span><text:span text:style-name="T4"> “</text:span><text:span text:style-name="T3">siguientes frases: - “En Redes sociales prefiero interactuar con personas que son como yo”</text:span></text:p>
      <text:p text:style-name="P17"><text:span text:style-name="T10">Homo_3</text:span><text:span text:style-name="T4">: “</text:span><text:span text:style-name="T3">A continuación señala qué tan representado se siente con las siguientes frases: - “En redes sociales, prefiero interactuar con personas que tienen intereses similares a los míos.”</text:span></text:p>
      <text:p text:style-name="P19"><text:span text:style-name="T10">Homo_6: </text:span><text:span text:style-name="T4">“</text:span><text:span text:style-name="T3">A continuación señala qué tan representado se siente con las siguientes frases: - “En redes sociales, prefiero interactuar con personas que comparten mis valores”</text:span></text:p>
      <text:p text:style-name="P19"><text:span text:style-name="T3"/></text:p>
      <text:p text:style-name="P24"><text:span text:style-name="T9">Sesgos de información:</text:span><text:span text:style-name="T3"> </text:span></text:p>
      <text:p text:style-name="P17"><text:span text:style-name="T10">Homo_5:</text:span><text:span text:style-name="T4"> “</text:span><text:span text:style-name="T3">A continuación señala qué tan representado se siente con las siguientes frases: - “Siento que en las redes sociales la gente piensa como yo”</text:span></text:p>
      <text:p text:style-name="P19"><text:span text:style-name="T10">Homo_4</text:span><text:span text:style-name="T4">: “</text:span><text:span text:style-name="T3">A continuación señala qué tan representado se siente con las siguientes frases: - "En redes sociales puedo confiar en la información que me comparte por redes sociales mi círculo cercano”</text:span></text:p>
      <text:p text:style-name="P19"><text:span text:style-name="T10">Homo_7:</text:span><text:span text:style-name="T4"> “</text:span><text:span text:style-name="T3">A continuación señala qué tan representado se siente con las siguientes frases: - "En redes sociales me puedo mantener bien informado"</text:span></text:p>
      <text:p text:style-name="P9"><text:span text:style-name="T3"/></text:p>
      <text:p text:style-name="P29"><text:span text:style-name="T14"/></text:p>
      <text:p text:style-name="P30"><text:span text:style-name="T14">Escala de ciudadanía digital</text:span></text:p>
      <text:p text:style-name="P26"><text:span text:style-name="T24"/></text:p>
      <text:p text:style-name="P13"><text:span text:style-name="T14">Habilidades técnicas (3/6): </text:span></text:p>
      <text:p text:style-name="P27"><text:span text:style-name="T23">DigiCit_1:</text:span><text:span text:style-name="T21"> “</text:span><text:span text:style-name="T20">Indique su nivel de acuerdo con las siguientes afirmaciones: - "Soy capaz de usar Internet para encontrar la información que necesito"</text:span></text:p>
      <text:p text:style-name="P17"><text:soft-page-break/><text:span text:style-name="T10">DigiCit_2</text:span><text:span text:style-name="T4"> “</text:span><text:span text:style-name="T3">Indique su nivel de acuerdo con las siguientes afirmaciones: - "Soy capaz de utilizar las tecnologías digitales (por ejemplo, móviles, tableta, portátiles, PC) para alcanzar los objetivos que persigo"</text:span></text:p>
      <text:p text:style-name="P17"><text:span text:style-name="T10">DigiCit_3 :</text:span><text:span text:style-name="T4"> “</text:span><text:span text:style-name="T3">Indique su nivel de acuerdo con las siguientes afirmaciones: - "Soy capaz de enviar mensajes originales, audio, imágenes o vídeos para expresar mis sentimientos / pensamientos / ideas / opiniones a través de Internet"</text:span></text:p>
      <text:p text:style-name="P7"><text:span text:style-name="T14"/></text:p>
      <text:p text:style-name="P13"><text:span text:style-name="T14">Conciencia Global/local (2/3):</text:span></text:p>
      <text:p text:style-name="P17"><text:span text:style-name="T10">DigiCit_4:</text:span><text:span text:style-name="T4"> “</text:span><text:span text:style-name="T3">Indique su nivel de acuerdo con las siguientes afirmaciones: - "Soy más consciente de los problemas globales mediante el uso de Internet"</text:span></text:p>
      <text:p text:style-name="P17"><text:span text:style-name="T10">DigiCit_5:</text:span><text:span text:style-name="T4"> “</text:span><text:span text:style-name="T3">Indique su nivel de acuerdo con las siguientes afirmaciones: - "Estoy más informado con respecto a cuestiones políticas o sociales mediante el uso de internet"</text:span></text:p>
      <text:p text:style-name="P17"><text:span text:style-name="T3"/></text:p>
      <text:p text:style-name="P17"><text:span text:style-name="T3"/></text:p>
      <text:p text:style-name="P20"><text:span text:style-name="T13">Enfoque Crítico (4/4): </text:span></text:p>
      <text:p text:style-name="P18"><text:span text:style-name="T9">DigitCit_7:</text:span><text:span text:style-name="T3"> “Indique su nivel de acuerdo con las siguientes afirmaciones: - "Creo que la participación a través de Internet es una buena manera de cambiar algo que creo injusto"</text:span></text:p>
      <text:p text:style-name="P18"><text:span text:style-name="T9">DigitCit_8:</text:span><text:span text:style-name="T3"> “Indique su nivel de acuerdo con las siguientes afirmaciones: - "Me replanteo mis ideas con respecto a un tema cuando utilizo internet"</text:span></text:p>
      <text:p text:style-name="P18"><text:span text:style-name="T9">DigitCit_9:</text:span><text:span text:style-name="T3"> “Indique su nivel de acuerdo con las siguientes afirmaciones: - "Creo que la participación en Internet promueve el compromiso en la vida real"</text:span></text:p>
      <text:p text:style-name="P20"><text:span text:style-name="T11">DigiCit_6:</text:span><text:span text:style-name="T5"> “</text:span><text:span text:style-name="T3">Indique su nivel de acuerdo con las siguientes afirmaciones: - "Creo que la participación en Internet es una manera eficaz de involucrarse en temas políticos o sociales"”</text:span></text:p>
      <text:p text:style-name="P20"><text:span text:style-name="T3"/></text:p>
      <text:p text:style-name="P13"><text:span text:style-name="T16">A</text:span><text:span text:style-name="T14">cciones en red (2/4)</text:span></text:p>
      <text:p text:style-name="P18"><text:span text:style-name="T9">DigitCit_10:</text:span><text:span text:style-name="T3"> “Indique su nivel de acuerdo con las siguientes afirmaciones: - "Comento escritos de otras personas en sitios web de noticias, blogs o redes sociales que visito"</text:span></text:p>
      <text:p text:style-name="P18"><text:span text:style-name="T9">DigitCit_11:</text:span><text:span text:style-name="T3"> “Indique su nivel de acuerdo con las siguientes afirmaciones: - "Me gusta colaborar con otros mediante internet más que hacerlo en la vida real"</text:span></text:p>
      <text:p text:style-name="P18"><text:span text:style-name="T3"/></text:p>
      <text:p text:style-name="P10"><text:span text:style-name="T17"/></text:p>
      <text:p text:style-name="P10"><text:span text:style-name="T17">Activismo político en Internet </text:span><text:span text:style-name="T16"><text:s/></text:span><text:span text:style-name="T17">(3/9)</text:span></text:p>
      <text:p text:style-name="P18"><text:span text:style-name="T9">DigitCit_12:</text:span><text:span text:style-name="T3"> “Indique su nivel de acuerdo con las siguientes afirmaciones: - "Asisto a reuniones políticas o foros públicos a nivel local, la ciudad, o asuntos de la escuela convocados a través de las redes sociales o Internet"</text:span></text:p>
      <text:p text:style-name="P18"><text:span text:style-name="T9">DigitCit_13:</text:span><text:span text:style-name="T3"> “Indique su nivel de acuerdo con las siguientes afirmaciones: - "A veces contacto con la administración pública o el gobierno a través en internet sobre cuestiones que me preocupan o interesan"</text:span></text:p>
      <text:p text:style-name="P18"><text:span text:style-name="T9">DigitCit_14:</text:span><text:span text:style-name="T3"> “Indique su nivel de acuerdo con las siguientes afirmaciones: - "Pertenezco a grupos en internet que están involucrados en cuestiones políticas o sociales"</text:span></text:p>
      <text:p text:style-name="P28"><text:span text:style-name="T24"/></text:p>
      <text:p text:style-name="P28"><text:span text:style-name="T24"/></text:p>
      <text:p text:style-name="P18"><text:span text:style-name="T9">IdePol: “</text:span><text:span text:style-name="T3">Habitualmente se utilizan los conceptos de "Izquierda", "derecha" y "Centro" para clasificar <text:s/>los posicionamientos políticos. ¿Usted siente que puede identificarse dentro de ese marco?” </text:span><text:span text:style-name="T5">(</text:span><text:span text:style-name="T7">1 = sí. Si sale cualquier otra weá, como “28”, es no)</text:span></text:p>
      <text:p text:style-name="P18"><text:span text:style-name="T11">Ideolo_1:</text:span><text:span text:style-name="T5"> “</text:span><text:span text:style-name="T3">Indique cuál es su posición política” </text:span><text:span text:style-name="T5">(0 muy de izquierda; 5-6 = Centro, 7-10 Derecha)</text:span></text:p>
      <text:p text:style-name="P18"><text:span text:style-name="T5"/></text:p>
      <text:p text:style-name="P11"><text:span text:style-name="T14">Variables que agrupan la pregunta “Contraloría autoriza controles en domicilios sin autorización de los moradores, con fines Sanitarios” (hay que colapsarlas todas en una sola columna)</text:span></text:p>
      <text:p text:style-name="P22"><text:span text:style-name="T3"/></text:p>
      <text:p text:style-name="P22"><text:span text:style-name="T3">E2TC_1</text:span></text:p>
      <text:p text:style-name="P23"><text:span text:style-name="T3">E2T1a_1</text:span></text:p>
      <text:p text:style-name="P23"><text:span text:style-name="T3">E2T1b_1</text:span></text:p>
      <text:p text:style-name="P23"><text:span text:style-name="T3">E2T1c_1</text:span></text:p>
      <text:p text:style-name="P23"><text:span text:style-name="T3">E2T1d_1</text:span></text:p>
      <text:p text:style-name="P23"><text:soft-page-break/><text:span text:style-name="T3">E2T2a_1</text:span></text:p>
      <text:p text:style-name="P23"><text:span text:style-name="T3">E2T2b_1</text:span></text:p>
      <text:p text:style-name="P23"><text:span text:style-name="T3">E2T2c_1</text:span></text:p>
      <text:p text:style-name="P23"><text:span text:style-name="T3"/></text:p>
      <text:p text:style-name="P28"><text:span text:style-name="T25"/></text:p>
      <text:p text:style-name="P8"><text:span text:style-name="T15">Variables que agrupan la pregunta: “</text:span><text:span text:style-name="T14">La patente para testear el Covid-19 se registró en 2015” </text:span><text:span text:style-name="T15">(hay que colapsarlas todas en una sola columna)</text:span></text:p>
      <text:p text:style-name="P11"><text:span text:style-name="T14"><text:line-break/></text:span><text:span text:style-name="T8">E2TC_3</text:span></text:p>
      <text:p text:style-name="P25"><text:span text:style-name="T14">E2T1a_3</text:span></text:p>
      <text:p text:style-name="P25"><text:span text:style-name="T14">E2T1b_3</text:span></text:p>
      <text:p text:style-name="P25"><text:span text:style-name="T14">E2T1c_3</text:span></text:p>
      <text:p text:style-name="P25"><text:span text:style-name="T14">E2T1d_3</text:span></text:p>
      <text:p text:style-name="P25"><text:span text:style-name="T14">E2T2a_3</text:span></text:p>
      <text:p text:style-name="P25"><text:span text:style-name="T14">E2T2b_3</text:span></text:p>
      <text:p text:style-name="P25"><text:span text:style-name="T14">E2T2c_3</text:span></text:p>
      <text:p text:style-name="P25"><text:span text:style-name="T14"/></text:p>
      <text:p text:style-name="P25"><text:span text:style-name="T9">SC0: </text:span><text:span text:style-name="T14"><text:s/>Scoring general de acurracy en achuntarle a las weás de noticias</text:span></text:p>
      <text:p text:style-name="P12"><text:span text:style-name="T14"/></text:p>
      <text:p text:style-name="P28"><text:span text:style-name="T24"/></text:p>
      <text:p text:style-name="P34"><text:span text:style-name="T2"/></text:p>
      <text:p text:style-name="P34"><text:span text:style-name="T2"/></text:p>
      <text:p text:style-name="P33"><text:span text:style-name="T2"/></text:p>
      <text:p text:style-name="P3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1"/></text:p>
      <text:p text:style-name="P15"><text:span text:style-name="T3"/></text:p>
      <text:p text:style-name="P14"><text:span text:style-name="T3"/></text:p>
      <text:p text:style-name="P14"><text:span text:style-name="T3"/></text:p>
      <text:p text:style-name="P2"><text:span text:style-name="T1"/></text:p>
      <text:p text:style-name="P2"><text:span text:style-name="T1"/></text:p>
      <text:p text:style-name="P2"><text:span text:style-name="T2"/></text:p>
      <text:p text:style-name="P2"><text:span text:style-name="T2"/></text:p>
      <text:p text:style-name="P5"><text:span text:style-name="T2"/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Amiri Quran" svg:font-family="'Amiri Qur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3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0:00:38.487035227</meta:creation-date>
    <dc:date>2023-05-22T21:06:33.479343280</dc:date>
    <meta:editing-duration>PT1M52S</meta:editing-duration>
    <meta:editing-cycles>1</meta:editing-cycles>
    <meta:document-statistic meta:table-count="0" meta:image-count="0" meta:object-count="0" meta:page-count="3" meta:paragraph-count="68" meta:word-count="846" meta:character-count="5460" meta:non-whitespace-character-count="4661"/>
    <meta:generator>LibreOffice/7.0.4.2$Linux_X86_64 LibreOffice_project/00$Build-2</meta:generator>
  </office:meta>
</office:document-meta>
</file>